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8b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xmonad default key bindings</text:p>
      <text:p text:style-name="Standard"/>
      <text:p text:style-name="P1">Action key bindings </text:p>
      <text:p text:style-name="P1"><text:tab/>Key binding <text:tab/><text:tab/>Action</text:p>
      <text:p text:style-name="Standard">mod - shift - slash <text:tab/>Run xmessage with a summary of the default keybindings (useful for beginners)</text:p>
      <text:p text:style-name="Standard">mod - shift - return <text:tab/>Launch terminal</text:p>
      <text:p text:style-name="Standard">mod - p <text:tab/>Launch dmenu</text:p>
      <text:p text:style-name="Standard">mod - shift - p <text:tab/>Launch gmrun</text:p>
      <text:p text:style-name="Standard">mod - shift - c <text:tab/>Close the focused window</text:p>
      <text:p text:style-name="Standard">mod - shift - q <text:tab/>Quit xmonad</text:p>
      <text:p text:style-name="Standard">mod - q <text:tab/>Restart xmonad</text:p>
      <text:p text:style-name="Standard"/>
      <text:p text:style-name="Standard">Movement key bindings- Window Movement key bindings</text:p>
      <text:p text:style-name="Standard"><text:tab/>Key binding <text:tab/><text:tab/>Action</text:p>
      <text:p text:style-name="Standard">mod - space <text:tab/><text:tab/>Rotate through the available layout algorithms</text:p>
      <text:p text:style-name="Standard">mod - shift - space <text:tab/>Reset the layouts on the current workspace to default</text:p>
      <text:p text:style-name="Standard">mod - n <text:tab/><text:tab/>Resize viewed windows to the correct size</text:p>
      <text:p text:style-name="Standard">mod - tab <text:tab/><text:tab/>Move focus to the next window</text:p>
      <text:p text:style-name="Standard">mod - shift - tab <text:tab/>Move focus to the previous window</text:p>
      <text:p text:style-name="Standard">mod - j <text:tab/><text:tab/>Move focus to the next window</text:p>
      <text:p text:style-name="Standard">mod - k <text:tab/><text:tab/>Move focus to the previous window</text:p>
      <text:p text:style-name="Standard">mod - m <text:tab/><text:tab/>Move focus to the master window</text:p>
      <text:p text:style-name="Standard">mod - return <text:tab/><text:tab/>Swap the focused window and the master window</text:p>
      <text:p text:style-name="Standard">mod - shift - j <text:tab/><text:tab/>Swap the focused window with the next window</text:p>
      <text:p text:style-name="Standard">mod - shift - k <text:tab/>Swap the focused window with the previous window</text:p>
      <text:p text:style-name="Standard">mod - h <text:tab/><text:tab/>Shrink the master area</text:p>
      <text:p text:style-name="Standard">mod - l <text:tab/><text:tab/>Expand the master area</text:p>
      <text:p text:style-name="Standard">mod - t <text:tab/><text:tab/>Push window back into tiling</text:p>
      <text:p text:style-name="Standard">mod - comma <text:tab/><text:tab/>Increment the number of windows in the master area</text:p>
      <text:p text:style-name="Standard">mod - period <text:tab/><text:tab/>Deincrement the number of windows in the master area</text:p>
      <text:p text:style-name="Standard"/>
      <text:p text:style-name="Standard">Window Movement key and mouse button bindings</text:p>
      <text:p text:style-name="Standard"><text:tab/>Binding <text:tab/><text:tab/>Action</text:p>
      <text:p text:style-name="Standard">mod - button1 <text:tab/>Set the window to floating mode and move by dragging</text:p>
      <text:p text:style-name="Standard">mod - button3 <text:tab/>Set the window to floating mode and resize by dragging</text:p>
      <text:p text:style-name="Standard">mod - button2 <text:tab/>Raise the window to the top of the stack</text:p>
      <text:p text:style-name="Standard"/>
      <text:p text:style-name="Standard">Workspace Movement key bindings</text:p>
      <text:p text:style-name="Standard"><text:tab/>Key binding <text:tab/>Action</text:p>
      <text:p text:style-name="Standard">mod - [1..9] <text:tab/><text:tab/>Switch to workspace N</text:p>
      <text:p text:style-name="Standard">mod - shift - [1..9] <text:tab/>Move client to workspace N</text:p>
      <text:p text:style-name="Standard"/>
      <text:p text:style-name="Standard">Screen Movement key bindings</text:p>
      <text:p text:style-name="Standard"><text:tab/>Key binding <text:tab/>Action</text:p>
      <text:p text:style-name="Standard">mod - {w,e,r} <text:tab/><text:tab/>Switch to physical/Xinerama screens 1, 2, or 3</text:p>
      <text:p text:style-name="Standard">mod - shift - {w,e,r} <text:tab/>Move client to screen 1, 2, or 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3T18:29:12.473588255</meta:creation-date>
    <meta:print-date>2021-01-23T18:32:52.095955434</meta:print-date>
    <dc:date>2021-01-23T18:36:30.865171524</dc:date>
    <meta:editing-duration>PT7M26S</meta:editing-duration>
    <meta:editing-cycles>1</meta:editing-cycles>
    <meta:document-statistic meta:table-count="0" meta:image-count="0" meta:object-count="0" meta:page-count="1" meta:paragraph-count="41" meta:word-count="342" meta:character-count="1791" meta:non-whitespace-character-count="1431"/>
    <meta:generator>LibreOffice/7.0.4.2$Linux_X86_64 LibreOffice_project/00$Build-2</meta:generator>
  </office:meta>
</office:document-meta>
</file>